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2590" officeooo:paragraph-rsid="000b2590"/>
    </style:style>
    <style:style style:name="P2" style:family="paragraph" style:parent-style-name="Standard">
      <style:text-properties officeooo:rsid="000b2590" officeooo:paragraph-rsid="000b9b9f"/>
    </style:style>
    <style:style style:name="P3" style:family="paragraph" style:parent-style-name="Standard">
      <style:text-properties officeooo:rsid="000dd57f" officeooo:paragraph-rsid="000dd57f"/>
    </style:style>
    <style:style style:name="P4" style:family="paragraph" style:parent-style-name="Standard">
      <style:text-properties officeooo:rsid="00116e11" officeooo:paragraph-rsid="00116e11"/>
    </style:style>
    <style:style style:name="P5" style:family="paragraph" style:parent-style-name="Standard">
      <style:text-properties officeooo:rsid="00116e11" officeooo:paragraph-rsid="00116e11"/>
    </style:style>
    <style:style style:name="P6" style:family="paragraph" style:parent-style-name="Standard">
      <style:text-properties officeooo:rsid="0029246b" officeooo:paragraph-rsid="0029246b"/>
    </style:style>
    <style:style style:name="P7" style:family="paragraph" style:parent-style-name="Standard">
      <style:text-properties officeooo:rsid="000b2590" officeooo:paragraph-rsid="0029246b"/>
    </style:style>
    <style:style style:name="P8" style:family="paragraph" style:parent-style-name="Standard">
      <style:text-properties officeooo:rsid="00296c23" officeooo:paragraph-rsid="00296c23"/>
    </style:style>
    <style:style style:name="P9" style:family="paragraph" style:parent-style-name="Standard">
      <style:text-properties officeooo:rsid="002afa98" officeooo:paragraph-rsid="002afa98"/>
    </style:style>
    <style:style style:name="P10" style:family="paragraph" style:parent-style-name="Standard">
      <style:text-properties officeooo:rsid="000dd57f" officeooo:paragraph-rsid="002cb5eb"/>
    </style:style>
    <style:style style:name="P11" style:family="paragraph" style:parent-style-name="Standard">
      <style:text-properties officeooo:rsid="002cb5eb" officeooo:paragraph-rsid="002cb5eb"/>
    </style:style>
    <style:style style:name="T1" style:family="text">
      <style:text-properties officeooo:rsid="000b9b9f"/>
    </style:style>
    <style:style style:name="T2" style:family="text">
      <style:text-properties officeooo:rsid="00116e11"/>
    </style:style>
    <style:style style:name="T3" style:family="text">
      <style:text-properties fo:font-style="italic" style:font-style-asian="italic" style:font-style-complex="italic"/>
    </style:style>
    <style:style style:name="T4" style:family="text">
      <style:text-properties officeooo:rsid="0029246b"/>
    </style:style>
    <style:style style:name="T5" style:family="text">
      <style:text-properties officeooo:rsid="002afa98"/>
    </style:style>
    <style:style style:name="T6" style:family="text">
      <style:text-properties officeooo:rsid="002cb5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as <text:span text:style-name="T4">2-Tages-</text:span>Seminar führt in die Grundlagen moderner, objektorientierter Programmierung ein. Als Basis dient JavaScript, das in Gestalt von Node.js im letzten Jahrzehnt zur <text:span text:style-name="T3">lingua franca</text:span> des Internets geworden ist. <text:span text:style-name="T2">Die Teilnehmer lernen, was Variablen sind, was es mit der Typisierung auf sich hat, welche Kontrollstrukturen es gibt, wie man mit Arrays arbeitet, Objekte definiert und APIs einbettet. Sie erleben und erleiden sie einen Crashkurs in Sachen Programmierung, von dem aus sie, wenn sie denn wollen, mit einem gesunden Basiswissen in die Materie einsteigen können. Der eigentliche Mehrwert aber liegt darin, dass das Seminar die Teilnehmer befähigt, mit Programmierern und IT-Spezialisten auf satisfaktionsfähige Weise zu kommunizieren. Dabei werden auch die heißen Themen des Feldes berührt: was es mit dem Machine Learning auf sich hat, inwiefern es sich von der Künstlichen Intelligenz unterscheidet, was sich mit Natural Language Processing und Bot-Architekturen anstellen lässt. Eine Form des Empowerments, die Sie nicht nur zum Mitreden befähigt, sonder Ihnen auch unzählige Diskussionen erspart. </text:span></text:p>
      <text:p text:style-name="P3"/>
      <text:p text:style-name="P3"/>
      <text:p text:style-name="P3">Warum?</text:p>
      <text:p text:style-name="P1"/>
      <text:p text:style-name="P7"><text:span text:style-name="T5">M</text:span>an muss kein Programmierer <text:span text:style-name="T6">sein</text:span>, um wie ein Programmierer denken <text:span text:style-name="T1">zu können</text:span>. <text:span text:style-name="T1">Aber es ist, in Anbetracht der rasant um sich greifenden Digitalisierung, fast überlebensnotwendig, sich mit dieser „Denke“ zu beschäftigen, denn von ihr gehen wesentliche Impulse moderner Wertschöpfung aus. Die Schwierigkeit, der man <text:s/>dabei begegnet, rührt daher, dass die digitale Logik strukturell weltfremd ist: ein Geisteskontinent, der sich nur erschließt, wenn man ihn betritt. Anderseits öffnen sich auf diese Weise neue Räume, an die die Teilnehmer zuvor nicht gedacht haben.</text:span></text:p>
      <text:p text:style-name="P2"/>
      <text:p text:style-name="P4"><text:span text:style-name="T5">Das </text:span>Ziel</text:p>
      <text:p text:style-name="P4"/>
      <text:p text:style-name="P8">Ist es möglich, an einem Wochenende die Grundzüge der Programmierung zu erlernen? <text:span text:style-name="T5">Durchaus. In der Frühzeit der Programmiersprachen war dies geradezu die Regel, wurden die Aspiranten in Wochenendkursen zu Programmierern geschult. In der Tat kann man die wesentlichen Bausteine in überschaubarer Zeit durchgehen – <text:s/>geht es hier doch um eine begrenzte Anzahl von Werkzeugen, die nur ihrer beliebigen Kombinierbarkeit wegen den Anschein eines grenzenlosen Feldes erzeugen.</text:span></text:p>
      <text:p text:style-name="P9"/>
      <text:p text:style-name="P8"/>
      <text:p text:style-name="P9">Wie und Wo</text:p>
      <text:p text:style-name="P9"/>
      <text:p text:style-name="P9">Die Teilnehmer finden sich (mitsamt Laptop) am Veranstaltungsort ein. Dort erwartet sie ein <text:span text:style-name="T3">Blended Learning </text:span>Kontext, bei dem jeder Teilnehmer die Übungen am eigenen Laptop vollzieht, aber gleichermaßen mit der Gruppe verbunden ist. Dies erlaubt eine hocheffektive Arbeitsumgebung, die einerseits den individuellen Lernpfad, andererseits das Moment des Sozialen berücksichtigt (die gegenseitige Befeuerung). Jede Übung ist sorgsam kalibriert – und verfolgt den Zweck, <text:span text:style-name="T6">den Teilnehmer mit einer spezifischen Frage vertraut zu machen. Unterbrochen werden die </text:span><text:soft-page-break/><text:span text:style-name="T6">Übungen durch kurze Vorträge, in denen ein Sachverhalt auf möglichst anschauliche Weise dargestellt wird. Auf diese Weise lässt sich das anspruchsvolle Curriculum, dass auch einem IT-Profi Respekt abverlangt, in einem überschaubaren Zeitraum absolvieren. Sollte der Teilnehmer danach Blut geleckt haben, kann er das Kurs-Material (und noch sehr viel mehr) online abrufen und sich auf diese Weise fortbilden.</text:span></text:p>
      <text:p text:style-name="P9"/>
      <text:p text:style-name="P11">Das Portal </text:p>
      <text:p text:style-name="P11"/>
      <text:p text:style-name="P11">Mit der Teilnahme am Kurs schreibt sich der Nutzer an einem Lernportal an, das ihm auch über den Kurs hinaus Lehrmaterialien zur Verfügung stellt: interaktive Webseiten, Lehr-Filme und Vorträge. </text:p>
      <text:p text:style-name="P11"/>
      <text:p text:style-name="P9"/>
      <text:p text:style-name="P4"/>
      <text:p text:style-name="P4"/>
      <text:p text:style-name="P6">Slogans</text:p>
      <text:p text:style-name="P6"/>
      <text:p text:style-name="P6">Was Sie schon immer über Programmierung wissen wollten, aber sich nicht zu fragen trauten ...</text:p>
      <text:p text:style-name="P4"/>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3-25T10:05:27.808196563</dc:date>
    <meta:editing-duration>PT16M46S</meta:editing-duration>
    <meta:editing-cycles>4</meta:editing-cycles>
    <meta:generator>LibreOffice/6.0.6.2$Linux_X86_64 LibreOffice_project/00m0$Build-2</meta:generator>
    <meta:document-statistic meta:table-count="0" meta:image-count="0" meta:object-count="0" meta:page-count="2" meta:paragraph-count="11" meta:word-count="487" meta:character-count="3437" meta:non-whitespace-character-count="2954"/>
  </office:meta>
</office:document-meta>
</file>